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6cm" fo:margin-left="0cm" fo:break-before="auto" fo:break-after="auto" table:align="left" style:shadow="none" style:may-break-between-rows="false"/>
    </style:style>
    <style:style style:name="Table1.A" style:family="table-column">
      <style:table-column-properties style:column-width="2.669cm"/>
    </style:style>
    <style:style style:name="Table1.B" style:family="table-column">
      <style:table-column-properties style:column-width="1.829cm"/>
    </style:style>
    <style:style style:name="Table1.C" style:family="table-column">
      <style:table-column-properties style:column-width="2.36cm"/>
    </style:style>
    <style:style style:name="Table1.D" style:family="table-column">
      <style:table-column-properties style:column-width="2.491cm"/>
    </style:style>
    <style:style style:name="Table1.E" style:family="table-column">
      <style:table-column-properties style:column-width="1.896cm"/>
    </style:style>
    <style:style style:name="Table1.F" style:family="table-column">
      <style:table-column-properties style:column-width="2.051cm"/>
    </style:style>
    <style:style style:name="Table1.G" style:family="table-column">
      <style:table-column-properties style:column-width="1.014cm"/>
    </style:style>
    <style:style style:name="Table1.H" style:family="table-column">
      <style:table-column-properties style:column-width="3.043cm"/>
    </style:style>
    <style:style style:name="Table1.I" style:family="table-column">
      <style:table-column-properties style:column-width="1.388cm"/>
    </style:style>
    <style:style style:name="Table1.J" style:family="table-column">
      <style:table-column-properties style:column-width="0.265cm"/>
    </style:style>
    <style:style style:name="Table1.1" style:family="table-row">
      <style:table-row-properties style:min-row-height="0.111cm" style:keep-together="true" fo:keep-together="auto"/>
    </style:style>
    <style:style style:name="Table1.A1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J1" style:family="table-cell">
      <style:table-cell-properties style:vertical-align="middle" fo:background-color="#ffffcc" fo:padding="0.097cm" fo:border="0.002cm solid #000000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4" style:family="table-row">
      <style:table-row-properties style:min-row-height="1.067cm" style:keep-together="true" fo:keep-together="auto"/>
    </style:style>
    <style:style style:name="Table1.A4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4" style:family="table-cell">
      <style:table-cell-properties fo:background-color="transparent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ble1.J4" style:family="table-cell">
      <style:table-cell-properties fo:padding="0.097cm" fo:border="0.002cm solid #000000"/>
    </style:style>
    <style:style style:name="Table1.5" style:family="table-row">
      <style:table-row-properties style:min-row-height="0.573cm" style:keep-together="true" fo:keep-together="auto"/>
    </style:style>
    <style:style style:name="Table1.A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6" style:family="paragraph" style:parent-style-name="Standard">
      <style:paragraph-properties fo:margin-left="0.291cm" fo:margin-right="0cm" fo:text-indent="0cm" style:auto-text-indent="false" style:text-autospace="none"/>
    </style:style>
    <style:style style:name="P7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Standard">
      <style:text-properties fo:font-size="10pt" style:font-size-asian="8.75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10" style:family="paragraph" style:parent-style-name="Standard">
      <style:text-properties fo:font-size="6pt" style:font-size-asian="5.25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 table:style-name="Table1.1">
            <table:table-cell table:style-name="Table1.A1" office:value-type="string">
              <text:p text:style-name="P13"><text:span text:style-name="Strong_20_Emphasis">Data registrazione</text:span></text:p>
            </table:table-cell>
            <table:table-cell table:style-name="Table1.A1" office:value-type="string">
              <text:p text:style-name="P13"><text:span text:style-name="Strong_20_Emphasis">Data fattura</text:span></text:p>
            </table:table-cell>
            <table:table-cell table:style-name="Table1.A1" office:value-type="string">
              <text:p text:style-name="P13"><text:span text:style-name="Strong_20_Emphasis">Numero fattura</text:span></text:p>
            </table:table-cell>
            <table:table-cell table:style-name="Table1.A1" office:value-type="string">
              <text:p text:style-name="P13"><text:span text:style-name="Strong_20_Emphasis">Ragione sociale</text:span></text:p>
            </table:table-cell>
            <table:table-cell table:style-name="Table1.A1" office:value-type="string">
              <text:p text:style-name="P13"><text:span text:style-name="Strong_20_Emphasis">Descrizione</text:span></text:p>
            </table:table-cell>
            <table:table-cell table:style-name="Table1.A1" office:value-type="string">
              <text:p text:style-name="P14"><text:span text:style-name="Strong_20_Emphasis">Totale fattura</text:span></text:p>
            </table:table-cell>
            <table:table-cell table:style-name="Table1.A1" office:value-type="string">
              <text:p text:style-name="P14"><text:span text:style-name="Strong_20_Emphasis">% IVA</text:span></text:p>
            </table:table-cell>
            <table:table-cell table:style-name="Table1.A1" office:value-type="string">
              <text:p text:style-name="P14"><text:span text:style-name="Strong_20_Emphasis">Imponibile NI/NS/ES</text:span></text:p>
            </table:table-cell>
            <table:table-cell table:style-name="Table1.A1" office:value-type="string">
              <text:p text:style-name="P14"><text:span text:style-name="Strong_20_Emphasis">Imposta</text:span></text:p>
            </table:table-cell>
            <table:table-cell table:style-name="Table1.J1" office:value-type="string">
              <text:p text:style-name="P14"/>
            </table:table-cell>
          </table:table-row>
        </table:table-header-rows>
        <table:table-row table:style-name="Table1.2">
          <table:table-cell table:style-name="Table1.A2" table:number-columns-spanned="10" office:value-type="string">
            <text:p text:style-name="P21"><text:placeholder text:placeholder-type="text">&lt;for each="object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0" office:value-type="string">
            <text:p text:style-name="P21"><text:placeholder text:placeholder-type="text">&lt;for each="line in tax_lines(objec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21"><text:placeholder text:placeholder-type="text">&lt;if test="line.index==0"&gt;</text:placeholder></text:p>
            <text:p text:style-name="P19"><text:placeholder text:placeholder-type="text">&lt;object.move_id and formatLang(object.move_id.date,date=True) or ''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19"><text:span text:style-name="T4"><text:placeholder text:placeholder-type="text">&lt;if test="line.index==0"&gt;</text:placeholder></text:span></text:p>
            <text:p text:style-name="P19"><text:placeholder text:placeholder-type="text">&lt;object.date_invoice and formatLang(object.date_invoice,date=True) or ''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19"><text:span text:style-name="T4"><text:placeholder text:placeholder-type="text">&lt;if test="line.index==0"&gt;</text:placeholder></text:span></text:p>
            <text:p text:style-name="P19"><text:placeholder text:placeholder-type="text">&lt;object.number or ''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19"><text:span text:style-name="T4"><text:placeholder text:placeholder-type="text">&lt;if test="line.index==0"&gt;</text:placeholder></text:span></text:p>
            <text:p text:style-name="P19"><text:placeholder text:placeholder-type="text">&lt;object.partner_id.name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19"><text:span text:style-name="T4"><text:placeholder text:placeholder-type="text">&lt;if test="line.index==0"&gt;</text:placeholder></text:span></text:p>
            <text:p text:style-name="P19"><text:placeholder text:placeholder-type="text">&lt;get_selection_item(object,'type')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16"><text:span text:style-name="T4"><text:placeholder text:placeholder-type="text">&lt;if test="line.index==0"&gt;</text:placeholder></text:span></text:p>
            <text:p text:style-name="P16"><text:placeholder text:placeholder-type="text">&lt;object.amount_total&gt;</text:placeholder></text:p>
            <text:p text:style-name="P22"><text:placeholder text:placeholder-type="text">&lt;/if&gt;</text:placeholder></text:p>
          </table:table-cell>
          <table:table-cell table:style-name="Table1.G4" office:value-type="string">
            <text:p text:style-name="P16"><text:placeholder text:placeholder-type="text">&lt;line.tax_percentage or ''&gt;</text:placeholder></text:p>
          </table:table-cell>
          <table:table-cell table:style-name="Table1.G4" office:value-type="string">
            <text:p text:style-name="P16"><text:placeholder text:placeholder-type="text">&lt;line.base or ''&gt;</text:placeholder></text:p>
          </table:table-cell>
          <table:table-cell table:style-name="Table1.G4" office:value-type="string">
            <text:p text:style-name="P16"><text:placeholder text:placeholder-type="text">&lt;line.amount or ''&gt;</text:placeholder></text:p>
          </table:table-cell>
          <table:table-cell table:style-name="Table1.J4" office:value-type="string">
            <text:p text:style-name="P17"/>
          </table:table-cell>
        </table:table-row>
        <table:table-row table:style-name="Table1.5">
          <table:table-cell table:style-name="Table1.A5" table:number-columns-spanned="10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10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9.495cm" style:rel-column-width="32749*"/>
    </style:style>
    <style:style style:name="Table6.B" style:family="table-column">
      <style:table-column-properties style:column-width="5.212cm" style:rel-column-width="17977*"/>
    </style:style>
    <style:style style:name="Table6.C" style:family="table-column">
      <style:table-column-properties style:column-width="4.293cm" style:rel-column-width="14809*"/>
    </style:style>
    <style:style style:name="Table6.1" style:family="table-row">
      <style:table-row-properties style:min-row-height="1.372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101cm" fo:border="0.002cm solid #000000"/>
    </style:style>
    <style:style style:name="Table6.2" style:family="table-row">
      <style:table-row-properties style:row-height="1.716cm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B2" style:family="table-cell">
      <style:table-cell-properties fo:padding="0.101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Standard">
      <style:text-properties fo:font-size="10pt" style:font-size-asian="8.75pt" style:font-size-complex="10pt"/>
    </style:style>
    <style:style style:name="MP10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MP12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13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3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5.38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setLang(objects[0].company_id.partner_id.lang or "en_US")&gt;</text:placeholder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2"><text:placeholder text:placeholder-type="text">&lt;objects[0].company_id.partner_id.name or ''&gt;</text:placeholder></text:p>
              <text:p text:style-name="MP3"/>
              <text:p text:style-name="MP4"><text:placeholder text:placeholder-type="text">&lt;objects[0].company_id.partner_id.address and objects[0].company_id.partner_id.address[0].street or ''&gt;</text:placeholder> <text:placeholder text:placeholder-type="text">&lt;objects[0].company_id.partner_id.address and objects[0].company_id.partner_id.address[0].street2 or ''&gt;</text:placeholder></text:p>
              <text:p text:style-name="MP5"><text:span text:style-name="MT1"><text:placeholder text:placeholder-type="text">&lt;objects[0].company_id.partner_id.address and objects[0].company_id.partner_id.address[0].zip or ''&gt;</text:placeholder></text:span><text:span text:style-name="MT1"> </text:span><text:span text:style-name="MT1"><text:placeholder text:placeholder-type="text">&lt;objects[0].company_id.partner_id.address and objects[0].company_id.partner_id.address[0].city or ''&gt;</text:placeholder></text:span><text:span text:style-name="MT1"> </text:span><text:span text:style-name="MT1"><text:placeholder text:placeholder-type="text">&lt;objects[0].company_id.partner_id.address and objects[0].company_id.partner_id.address[0].province and objects[0].company_id.partner_id.address[0].province.code or ''&gt;</text:placeholder></text:span></text:p>
              <text:p text:style-name="MP6"><text:span text:style-name="MT2">P. IVA: </text:span><text:span text:style-name="MT3"><text:placeholder text:placeholder-type="text">&lt;objects[0].company_id.partner_id.vat or ''&gt;</text:placeholder></text:span></text:p>
              <text:p text:style-name="MP6"><text:span text:style-name="MT2">Codice Fiscale: </text:span><text:span text:style-name="MT3"><text:placeholder text:placeholder-type="text">&lt;objects[0].company_id.partner_id.fiscalcode or ''&gt;</text:placeholder></text:span></text:p>
              <text:p text:style-name="MP7">Codice Attività:</text:p>
              <text:p text:style-name="MP7">Registro Imprese:</text:p>
              <text:p text:style-name="MP8"/>
            </table:table-cell>
          </table:table-row>
        </table:table>
        <text:p text:style-name="MP9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10"/>
            </table:table-cell>
            <table:table-cell table:style-name="Table6.A1" office:value-type="string">
              <text:p text:style-name="MP11"/>
            </table:table-cell>
            <table:table-cell table:style-name="Table6.C1" office:value-type="string">
              <text:p text:style-name="MP11"/>
            </table:table-cell>
          </table:table-row>
          <table:table-row table:style-name="Table6.2">
            <table:table-cell table:style-name="Table6.A2" office:value-type="string">
              <text:p text:style-name="MP12"/>
            </table:table-cell>
            <table:table-cell table:style-name="Table6.B2" table:number-columns-spanned="2" office:value-type="string">
              <text:p text:style-name="MP11"/>
            </table:table-cell>
            <table:covered-table-cell/>
          </table:table-row>
        </table:table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7-03T23:05:52</dc:date>
    <meta:editing-duration>P1DT22H34M46S</meta:editing-duration>
    <meta:editing-cycles>243</meta:editing-cycles>
    <meta:generator>LibreOffice/3.3$Linux LibreOffice_project/330m19$Build-202</meta:generator>
    <dc:creator>elbati </dc:creator>
    <meta:document-statistic meta:table-count="3" meta:image-count="0" meta:object-count="0" meta:page-count="1" meta:paragraph-count="42" meta:word-count="115" meta:character-count="1496"/>
    <meta:user-defined meta:name="Info 1">http://localhost:8069</meta:user-defined>
    <meta:user-defined meta:name="Info 2"/>
    <meta:user-defined meta:name="Info 3"/>
    <meta:user-defined meta:name="Info 4"/>
  </office:meta>
</office:document-meta>
</file>